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6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5.02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2"/>HSHV3/16-062-02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HSHV1/4-062-02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HV1/4-062-03-90&lt;br /&gt;</text:p>
          </table:table-cell>
          <table:table-cell office:value-type="string">
            <text:p><text:s text:c="22"/>0.062&amp;#733;&lt;br /&gt; <text:s text:c="19"/></text:p>
          </table:table-cell>
          <table:table-cell office:value-type="string">
            <text:p><text:s text:c="22"/>3&amp;#733;&lt;br /&gt; <text:s text:c="19"/>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V062-03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HC044-04-90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C062-04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HSHV1/4-062-04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HV062-04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HV076-04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V120-04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SHV1/4-062-06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V062-06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HSHV3/8-076-06-18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V076-06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HV120-06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HV180-06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9.00&lt;br /&gt; <text:s text:c="18"/>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HV076-07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HV120-07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18.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HV076-08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V120-08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S180-09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9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0.00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HV076-10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V120-10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7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HV180-10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3.00&lt;br /&gt;</text:p>
          </table:table-cell>
        </table:table-row>
        <table:table-row table:style-name="ro1">
          <table:table-cell office:value-type="string">
            <text:p><text:s text:c="22"/>HV076-12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HV120-12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HV180-12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9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HV250-12-9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09.00&lt;br /&gt;</text:p>
          </table:table-cell>
          <table:table-cell office:value-type="string">
            <text:p><text:s text:c="22"/>$198.00&lt;br /&gt;</text:p>
          </table:table-cell>
        </table:table-row>
        <table:table-row table:style-name="ro1">
          <table:table-cell office:value-type="string">
            <text:p><text:s text:c="22"/>HV076-14-9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6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HCV250-14-9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V120-18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HS180-18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59.00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HCV180-18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1.00&lt;br /&gt;</text:p>
          </table:table-cell>
          <table:table-cell office:value-type="string">
            <text:p><text:s text:c="22"/>$162.00&lt;br /&gt;</text:p>
          </table:table-cell>
        </table:table-row>
        <table:table-row table:style-name="ro1">
          <table:table-cell office:value-type="string">
            <text:p><text:s text:c="22"/>HV120-28-90&lt;br /&gt; <text:s text:c="14"/>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2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16.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HV120-30-9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3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7.0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HV180-30-9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19.00&lt;br /&gt;</text:p>
          </table:table-cell>
          <table:table-cell office:value-type="string">
            <text:p><text:s text:c="22"/>$205.00&lt;br /&gt;</text:p>
          </table:table-cell>
        </table:table-row>
        <table:table-row table:style-name="ro1">
          <table:table-cell office:value-type="string">
            <text:p><text:s text:c="22"/>HS180-36-90</text:p>
          </table:table-cell>
          <table:table-cell office:value-type="string">
            <text:p><text:s text:c="22"/>0.180&amp;#733;</text:p>
          </table:table-cell>
          <table:table-cell office:value-type="string">
            <text:p><text:s text:c="22"/>36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770.00</text:p>
          </table:table-cell>
          <table:table-cell office:value-type="string">
            <text:p><text:s text:c="22"/>$750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7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7:53:54.52</meta:creation-date>
    <dc:date>2017-09-15T07:58:03.86</dc:date>
    <dc:creator>Liam </dc:creator>
    <meta:editing-duration>PT4M9S</meta:editing-duration>
    <meta:editing-cycles>1</meta:editing-cycles>
    <meta:document-statistic meta:table-count="3" meta:cell-count="222" meta:object-count="0"/>
    <meta:generator>OpenOffice/4.1.0$Win32 OpenOffice.org_project/410m18$Build-9764</meta:generator>
  </office:meta>
</office:document-meta>
</file>